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399cm" style:rel-column-width="13106*"/>
    </style:style>
    <style:style style:name="Tabelle1.B" style:family="table-column">
      <style:table-column-properties style:column-width="3.401cm" style:rel-column-width="13107*"/>
    </style:style>
    <style:style style:name="Tabelle1.E" style:family="table-column">
      <style:table-column-properties style:column-width="3.401cm" style:rel-column-width="1310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6cm" style:rel-column-width="21840*"/>
    </style:style>
    <style:style style:name="Tabelle2.B" style:family="table-column">
      <style:table-column-properties style:column-width="7.666cm" style:rel-column-width="29551*"/>
    </style:style>
    <style:style style:name="Tabelle2.C" style:family="table-column">
      <style:table-column-properties style:column-width="3.669cm" style:rel-column-width="14144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font-name="Courier New" fo:font-size="10pt" style:font-name-asian="NSimSun" style:font-size-asian="10pt" style:font-name-complex="Courier New" style:font-size-complex="10pt"/>
    </style:style>
    <style:style style:name="P3" style:family="paragraph" style:parent-style-name="Preformatted_20_Text">
      <style:text-properties style:font-name="Courier New" fo:font-size="10pt" style:font-name-asian="NSimSun" style:font-size-asian="10pt" style:font-name-complex="Courier New" style:font-size-complex="10pt"/>
    </style:style>
    <style:style style:name="P4" style:family="paragraph" style:parent-style-name="Table_20_Contents">
      <style:text-properties style:font-name="Courier New" fo:font-size="10pt" style:font-name-asian="NSimSun" style:font-size-asian="10pt" style:font-name-complex="Courier New" style:font-size-complex="10pt"/>
    </style:style>
    <style:style style:name="P5" style:family="paragraph" style:parent-style-name="Preformatted_20_Text" style:list-style-name="L1"/>
    <style:style style:name="P6" style:family="paragraph" style:parent-style-name="Text_20_body" style:list-style-name="L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>Last modified: 04.06.2012</text:p>
      <text:p text:style-name="Text_20_body"><text:span text:style-name="T1">Zweck</text:span> :</text:p>
      <text:p text:style-name="Text_20_body">Erstellung eines Systems welches die Möglichkeit bietet Informationen über Wohneinheiten digital zu verwalten.<text:line-break/></text:p>
      <text:p text:style-name="Text_20_body"><text:span text:style-name="T1">Systemumfang</text:span><text:line-break/></text:p>
      <text:p text:style-name="P1">Stakeholder</text:p>
      <text:p text:style-name="Text_20_body"><text:s/>Nutzer des Systems,</text:p>
      <text:p text:style-name="P1">Übersicht</text:p>
      <text:p text:style-name="Text_20_body">Betriebssystem windwos XP</text:p>
      <text:p text:style-name="Text_20_body">Windowsserver 2003</text:p>
      <text:p text:style-name="Text_20_body"/>
      <text:p text:style-name="Text_20_body"/>
      <text:p text:style-name="Text_20_body"/>
      <text:p text:style-name="Text_20_body"/>
      <text:p text:style-name="Text_20_body"/>
      <text:p text:style-name="P1">Kapitel 3 Anforderungen ermitteln</text:p>
      <text:p text:style-name="Text_20_body"><text:span text:style-name="T1">Kapitel 3.1 Quellen</text:span><text:line-break/><text:tab/><text:tab/><text:tab/><text:tab/><text:tab/><text:tab/><text:tab/><text:line-break/></text:p>
      <text:p text:style-name="Preformatted_20_Text">Dokumente <text:s text:c="26"/></text:p>
      <text:p text:style-name="Preformatted_20_Text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E"/>
        <table:table-row>
          <table:table-cell table:style-name="Tabelle1.A1" office:value-type="string">
            <text:p text:style-name="P2">Stakeholder</text:p>
          </table:table-cell>
          <table:table-cell table:style-name="Tabelle1.A1" office:value-type="string">
            <text:p text:style-name="P2">Name</text:p>
          </table:table-cell>
          <table:table-cell table:style-name="Tabelle1.A1" office:value-type="string">
            <text:p text:style-name="P2">Funktion</text:p>
          </table:table-cell>
          <table:table-cell table:style-name="Tabelle1.A1" office:value-type="string">
            <text:p text:style-name="P2">Rolle</text:p>
          </table:table-cell>
          <table:table-cell table:style-name="Tabelle1.E1" office:value-type="string">
            <text:p text:style-name="P2">Email</text:p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2">Henrike <text:tab/>Großmann</text:p>
          </table:table-cell>
          <table:table-cell table:style-name="Tabelle1.A2" office:value-type="string">
            <text:p text:style-name="P2">Productowner</text:p>
          </table:table-cell>
          <table:table-cell table:style-name="Tabelle1.A2" office:value-type="string">
            <text:p text:style-name="P2">Nutzer des Systems</text:p>
          </table:table-cell>
          <table:table-cell table:style-name="Tabelle1.E2" office:value-type="string">
            <text:p text:style-name="P2">PunktUm-Tours@Lebenshilfe-Dresden.de</text:p>
          </table:table-cell>
        </table:table-row>
        <table:table-row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E2" office:value-type="string">
            <text:p text:style-name="P4"/>
          </table:table-cell>
        </table:table-row>
      </table:table>
      <text:p text:style-name="Preformatted_20_Text"/>
      <text:p text:style-name="Preformatted_20_Text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3">System im Betrieb </text:p>
          </table:table-cell>
          <table:table-cell table:style-name="Tabelle2.A1" office:value-type="string">
            <text:p text:style-name="P3">http://www.gruppenhaus.de/ <text:s/></text:p>
          </table:table-cell>
          <table:table-cell table:style-name="Tabelle2.C1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3"><text:s/>http://www.ferienwerk.de/haeuser/deutschland/index.php <text:s/></text:p>
          </table:table-cell>
          <table:table-cell table:style-name="Tabelle2.C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C2" office:value-type="string">
            <text:p text:style-name="P4"/>
          </table:table-cell>
        </table:table-row>
      </table:table>
      <text:p text:style-name="Preformatted_20_Text"/>
      <text:p text:style-name="Preformatted_20_Text"><text:s text:c="22"/></text:p>
      <text:p text:style-name="Preformatted_20_Text"><text:s text:c="23"/></text:p>
      <text:p text:style-name="Text_20_body">Kapitel 3.2 Anforderungskategorisierung</text:p>
      <text:p text:style-name="Text_20_body">chkriterien:</text:p>
      <text:list xml:id="list26614424" text:style-name="L1">
        <text:list-item>
          <text:p text:style-name="P6">Bundesland</text:p>
        </text:list-item>
        <text:list-item>
          <text:p text:style-name="P5">Grillplatz</text:p>
        </text:list-item>
        <text:list-item>
          <text:p text:style-name="P5">Lagerfeuerstelle</text:p>
        </text:list-item>
        <text:list-item>
          <text:p text:style-name="P5"><text:soft-page-break/>Fußballplatz</text:p>
        </text:list-item>
        <text:list-item>
          <text:p text:style-name="P5">Turnhalle</text:p>
        </text:list-item>
        <text:list-item>
          <text:p text:style-name="P5">Sommerrodelbahn</text:p>
        </text:list-item>
      </text:list>
      <text:p text:style-name="Preformatted_20_Text">- Verkehrsanbindung(Zug, Bus, Straßenbahn) </text:p>
      <text:p text:style-name="Preformatted_20_Text"><text:s/>-Preis Pro Person + Link auf Preise(Webseite)(TODO:noch kritisch → wie Daten aktuell halten??)</text:p>
      <text:p text:style-name="Preformatted_20_Text">max. Gruppengröße <text:s text:c="24"/></text:p>
      <text:p text:style-name="Preformatted_20_Text">Pflegedienst vor Ort <text:s text:c="27"/></text:p>
      <text:p text:style-name="Preformatted_20_Text">örtliche Busunternehmen (Rollstuhlbusse) <text:s text:c="26"/></text:p>
      <text:p text:style-name="Preformatted_20_Text">Lifter(einzelnes Gerät zum Transfer von Rollstuhlfahrer ins Bett, ect.) <text:s text:c="24"/></text:p>
      <text:p text:style-name="Preformatted_20_Text">Pflegebett <text:s text:c="25"/></text:p>
      <text:p text:style-name="Preformatted_20_Text">Schwimmhalle <text:s text:c="27"/></text:p>
      <text:p text:style-name="Preformatted_20_Text">Freibad/See <text:s text:c="24"/></text:p>
      <text:p text:style-name="Preformatted_20_Text">Beamer <text:s text:c="25"/></text:p>
      <text:p text:style-name="Preformatted_20_Text">Fernseher <text:s text:c="26"/></text:p>
      <text:p text:style-name="Preformatted_20_Text">Musikanlage <text:s text:c="24"/></text:p>
      <text:p text:style-name="Preformatted_20_Text">DvD Player <text:s text:c="25"/></text:p>
      <text:p text:style-name="Preformatted_20_Text">Einkaufmöglichkeiten (5km Radius) <text:s text:c="25"/></text:p>
      <text:p text:style-name="Preformatted_20_Text">Internet <text:s text:c="27"/></text:p>
      <text:p text:style-name="Preformatted_20_Text">Spielplatz <text:s text:c="25"/></text:p>
      <text:p text:style-name="Preformatted_20_Text">Kicker <text:s text:c="25"/></text:p>
      <text:p text:style-name="Preformatted_20_Text">Tischtennis <text:s text:c="24"/></text:p>
      <text:p text:style-name="Preformatted_20_Text">Barrierefrei <text:s text:c="27"/></text:p>
      <text:p text:style-name="Preformatted_20_Text">Bowling <text:s text:c="24"/></text:p>
      <text:p text:style-name="Preformatted_20_Text">Gruppenraum (Personenanzahl) <text:s text:c="19"/></text:p>
      <text:p text:style-name="Preformatted_20_Text">Reitmöglichkeit <text:s text:c="27"/></text:p>
      <text:p text:style-name="Preformatted_20_Text">Winter/Sommer geeignet (Welche Saison empfehlenswert) <text:s text:c="26"/></text:p>
      <text:p text:style-name="Preformatted_20_Text">Personenbettzimmer <text:s text:c="25"/></text:p>
      <text:p text:style-name="Preformatted_20_Text">Anzahl der Zimmer <text:s text:c="26"/></text:p>
      <text:p text:style-name="Preformatted_20_Text">rollstuhlgerechte Betten <text:s text:c="27"/></text:p>
      <text:p text:style-name="Preformatted_20_Text">Vollverpflegung <text:s text:c="24"/></text:p>
      <text:p text:style-name="Preformatted_20_Text">Selbstversorgung</text:p>
      <text:p text:style-name="Preformatted_20_Text">Entfernung von Dresden</text:p>
      <text:p text:style-name="Preformatted_20_Text"/>
      <text:p text:style-name="Preformatted_20_Text"><text:span text:style-name="T3">Kreative Angebote</text:span>( Basteln, Töpfern, Filzen, Glasblasen, malen)</text:p>
      <text:p text:style-name="Preformatted_20_Text"><text:span text:style-name="T3">Sportangebote</text:span>(Kciker, Tischtennis, Fussballplatz, Minigolf, Bowling, Sprothalle,Sauna, Fitness)</text:p>
      <text:p text:style-name="Preformatted_20_Text"><text:span text:style-name="T3">Erlebnispädagogische Angebote</text:span>(Bogenschießen, Klettern, Wandern, Paddeln, Radfahren, Skifahren, Schneeschuhlaufen)</text:p>
      <text:p text:style-name="Preformatted_20_Text"><text:span text:style-name="T3">Therapeutische Angebote</text:span>(Reiten, Tiere, Trommeln, Musik)</text:p>
      <text:p text:style-name="Preformatted_20_Text"><text:span text:style-name="T3">Naturpädagogische Angebote</text:span>(Sinnesparcour, Naturlehrpfad, Kneip)</text:p>
      <text:p text:style-name="Preformatted_20_Text"><text:s text:c="9"/></text:p>
      <text:p text:style-name="Text_20_body"/>
      <text:p text:style-name="Preformatted_20_Text"><text:span text:style-name="T2">Entität Wohneinheit <text:s text:c="2"/></text:span><text:s text:c="22"/></text:p>
      <text:p text:style-name="Preformatted_20_Text">Eigenschaften</text:p>
      <text:p text:style-name="Preformatted_20_Text">Hausart(Hotel, Jugendhaus, Ferienwohnung, Gruppenhaus, Bauernhof, Reiterhof, Zeltplatz, Pension) <text:s text:c="26"/></text:p>
      <text:p text:style-name="Preformatted_20_Text">Adresse <text:s/>(inklusive Bundesland) <text:s text:c="22"/></text:p>
      <text:p text:style-name="Preformatted_20_Text">GPS Daten <text:s text:c="26"/></text:p>
      <text:p text:style-name="Preformatted_20_Text">Entfernung von Dresden <text:s text:c="25"/></text:p>
      <text:p text:style-name="Preformatted_20_Text">Ansprechpartener (Name) <text:s text:c="24"/></text:p>
      <text:p text:style-name="Preformatted_20_Text">Telefon Ansprechpartner <text:s text:c="24"/></text:p>
      <text:p text:style-name="Preformatted_20_Text">Internetadresse <text:s text:c="24"/></text:p>
      <text:p text:style-name="Preformatted_20_Text">Mailadresse <text:s text:c="24"/></text:p>
      <text:p text:style-name="Preformatted_20_Text">max. Gruppengröße <text:s text:c="24"/></text:p>
      <text:p text:style-name="Preformatted_20_Text">Pflegedienst vor Ort <text:s text:c="27"/></text:p>
      <text:p text:style-name="Preformatted_20_Text">örtliche Busunternehmen (Rollstuhlbusse) <text:s text:c="26"/></text:p>
      <text:p text:style-name="Preformatted_20_Text">Lifter(einzelnes Gerät zum Transfer von Rollstuhlfahrer ins Bett, ect.) <text:s text:c="24"/></text:p>
      <text:p text:style-name="Preformatted_20_Text">Pflegebett <text:s text:c="25"/></text:p>
      <text:p text:style-name="Preformatted_20_Text">Schwimmhalle <text:s text:c="27"/></text:p>
      <text:p text:style-name="Preformatted_20_Text">Freibad/See <text:s text:c="24"/></text:p>
      <text:p text:style-name="Preformatted_20_Text">Beamer <text:s text:c="25"/></text:p>
      <text:p text:style-name="Preformatted_20_Text"><text:soft-page-break/>Fernseher <text:s text:c="26"/></text:p>
      <text:p text:style-name="Preformatted_20_Text">Musikanlage <text:s text:c="24"/></text:p>
      <text:p text:style-name="Preformatted_20_Text">DvD Player <text:s text:c="25"/></text:p>
      <text:p text:style-name="Preformatted_20_Text">Einkaufmöglichkeiten (5km Radius) <text:s text:c="25"/></text:p>
      <text:p text:style-name="Preformatted_20_Text">Internet <text:s text:c="27"/></text:p>
      <text:p text:style-name="Preformatted_20_Text">Spielplatz <text:s text:c="25"/></text:p>
      <text:p text:style-name="Preformatted_20_Text">Kicker <text:s text:c="25"/></text:p>
      <text:p text:style-name="Preformatted_20_Text">Tischtennis <text:s text:c="24"/></text:p>
      <text:p text:style-name="Preformatted_20_Text">Barrierefrei <text:s text:c="27"/></text:p>
      <text:p text:style-name="Preformatted_20_Text">Bowling <text:s text:c="24"/></text:p>
      <text:p text:style-name="Preformatted_20_Text">Gruppenraum (Personenanzahl) <text:s text:c="19"/></text:p>
      <text:p text:style-name="Preformatted_20_Text">Reitmöglichkeit <text:s text:c="27"/></text:p>
      <text:p text:style-name="Preformatted_20_Text">Winter/Sommer geeignet (Welche Saison empfehlenswert) <text:s text:c="26"/></text:p>
      <text:p text:style-name="Preformatted_20_Text">Personenbettzimmer <text:s text:c="25"/></text:p>
      <text:p text:style-name="Preformatted_20_Text">Anzahl der Zimmer <text:s text:c="26"/></text:p>
      <text:p text:style-name="Preformatted_20_Text">rollstuhlgerechte Betten <text:s text:c="27"/></text:p>
      <text:p text:style-name="Preformatted_20_Text">Vollverpflegung <text:s text:c="24"/></text:p>
      <text:p text:style-name="Preformatted_20_Text">Selbstversorgung <text:s text:c="27"/></text:p>
      <text:p text:style-name="Preformatted_20_Text">Aktivitäten vor Ort(Linksammlung) <text:s text:c="25"/></text:p>
      <text:p text:style-name="Preformatted_20_Text">Preis Pro Person + Link auf Preise(Webseite)(TODO:noch kritisch → wie Daten aktuell halten??) <text:s text:c="27"/></text:p>
      <text:p text:style-name="Preformatted_20_Text">Bettwäsche <text:s text:c="24"/></text:p>
      <text:p text:style-name="Preformatted_20_Text">Verkehrsanbindung(Zug, Bus, Straßenbahn) <text:s text:c="25"/></text:p>
      <text:p text:style-name="Preformatted_20_Text">Kommentar <text:s text:c="26"/></text:p>
      <text:p text:style-name="Preformatted_20_Text">Bild vom Haus <text:s text:c="26"/></text:p>
      <text:p text:style-name="Preformatted_20_Text">Bild vom Bettenplan <text:s text:c="24"/></text:p>
      <text:p text:style-name="Preformatted_20_Text">Piktogramme <text:s text:c="24"/></text:p>
      <text:p text:style-name="Preformatted_20_Text">Lebenshilfesterne(Bewertung)</text:p>
      <text:p text:style-name="Preformatted_20_Text">Grillplatz</text:p>
      <text:p text:style-name="Preformatted_20_Text">Lagerfeuerstelle</text:p>
      <text:p text:style-name="Preformatted_20_Text">Fußballplatz</text:p>
      <text:p text:style-name="Preformatted_20_Text">Turnhalle</text:p>
      <text:p text:style-name="Preformatted_20_Text">Sommerrodelbahn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 text:c="10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4T23:32:40.06</meta:creation-date>
    <dc:date>2012-06-15T08:28:54.29</dc:date>
    <meta:editing-duration>PT1H52M55S</meta:editing-duration>
    <meta:editing-cycles>3</meta:editing-cycles>
    <meta:generator>OpenOffice.org/3.3$Win32 OpenOffice.org_project/330m20$Build-9567</meta:generator>
    <meta:document-statistic meta:table-count="2" meta:image-count="0" meta:object-count="0" meta:page-count="3" meta:paragraph-count="120" meta:word-count="280" meta:character-count="4628"/>
  </office:meta>
</office:document-meta>
</file>